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891.3pt" svg:y="33.85pt">
            <loext:p draw:notify-on-update-of-ranges="Sheet1.A1:Sheet1.A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107713" calcext:value-type="float">
            <text:p>0.10771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oard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float" office:value="0.201461" calcext:value-type="float">
            <text:p>0.20146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562" calcext:value-type="float">
            <text:p>1.656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27 3-letter</text:p>
          </table:table-cell>
        </table:table-row>
        <table:table-row table:style-name="ro1">
          <table:table-cell office:value-type="float" office:value="1.693811" calcext:value-type="float">
            <text:p>1.693811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71738" calcext:value-type="float">
            <text:p>0.57173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1 3-letter</text:p>
          </table:table-cell>
        </table:table-row>
        <table:table-row table:style-name="ro1">
          <table:table-cell office:value-type="float" office:value="5.119164" calcext:value-type="float">
            <text:p>5.119164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85022" calcext:value-type="float">
            <text:p>0.48502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7 3-letter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0.599064" calcext:value-type="float">
            <text:p>0.59906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 3-letter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71395" calcext:value-type="float">
            <text:p>1.17139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20- 3-letter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11976" calcext:value-type="float">
            <text:p>2.1197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39 3-letter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468" calcext:value-type="float">
            <text:p>2.468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34 3-letter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61" calcext:value-type="float">
            <text:p>0.76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8 3-letter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414" calcext:value-type="float">
            <text:p>1.414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14 3-letter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36" calcext:value-type="float">
            <text:p>2.36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46 3-l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20:01:07.29021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18:38.794158737</meta:creation-date>
    <dc:date>2018-02-05T20:41:43.593130314</dc:date>
    <meta:editing-duration>PT56M9S</meta:editing-duration>
    <meta:editing-cycles>5</meta:editing-cycles>
    <meta:generator>LibreOffice/5.1.6.2$Linux_X86_64 LibreOffice_project/10m0$Build-2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A1:Sheet1.A4" svg:x="1.33cm" svg:y="0.18cm" svg:width="14.349cm" svg:height="7.665cm">
          <chartooo:coordinate-region svg:x="1.766cm" svg:y="0.38cm" svg:width="13.819cm" svg:height="6.818cm"/>
          <chart:axis chart:dimension="x" chart:name="primary-x" chart:style-name="ch3">
            <chart:title svg:x="7.653cm" svg:y="8.025cm" chart:style-name="ch4">
              <text:p>Board Size</text:p>
            </chart:title>
          </chart:axis>
          <chart:axis chart:dimension="y" chart:name="primary-y" chart:style-name="ch3">
            <chart:title svg:x="0.451cm" svg:y="4.413cm" chart:style-name="ch5">
              <text:p>Time</text:p>
            </chart:title>
            <chart:grid chart:style-name="ch6" chart:class="major"/>
          </chart:axis>
          <chart:series chart:style-name="ch7" chart:values-cell-range-address="Sheet1.A1:Sheet1.A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7713">
                <text:p>0.107713</text:p>
                <draw:g>
                  <svg:desc>Sheet1.A1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1461">
                <text:p>0.201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93811">
                <text:p>1.693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19164">
                <text:p>5.119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